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list-style-name="L1"/>
    <style:style style:name="P3" style:family="paragraph" style:parent-style-name="Text_20_body">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text-properties officeooo:paragraph-rsid="000d7c63"/>
    </style:style>
    <style:style style:name="P6" style:family="paragraph" style:parent-style-name="Text_20_body" style:list-style-name="L1">
      <style:paragraph-properties fo:margin-top="0in" fo:margin-bottom="0in" loext:contextual-spacing="false"/>
      <style:text-properties officeooo:rsid="000b02e2" officeooo:paragraph-rsid="000b02e2"/>
    </style:style>
    <style:style style:name="P7" style:family="paragraph" style:parent-style-name="Text_20_body" style:list-style-name="L1">
      <style:paragraph-properties fo:margin-top="0in" fo:margin-bottom="0in" loext:contextual-spacing="false"/>
      <style:text-properties officeooo:rsid="000c4e2a" officeooo:paragraph-rsid="000c4e2a"/>
    </style:style>
    <style:style style:name="P8" style:family="paragraph" style:parent-style-name="Text_20_body" style:list-style-name="L1">
      <style:paragraph-properties fo:margin-top="0in" fo:margin-bottom="0in" loext:contextual-spacing="false"/>
      <style:text-properties officeooo:rsid="000d7c63" officeooo:paragraph-rsid="000d7c63"/>
    </style:style>
    <style:style style:name="P9" style:family="paragraph" style:parent-style-name="Text_20_body" style:list-style-name="L1">
      <style:paragraph-properties fo:margin-top="0in" fo:margin-bottom="0in" loext:contextual-spacing="false"/>
      <style:text-properties officeooo:rsid="0011a459" officeooo:paragraph-rsid="0011a459"/>
    </style:style>
    <style:style style:name="P10" style:family="paragraph" style:parent-style-name="Text_20_body">
      <style:paragraph-properties fo:margin-top="0in" fo:margin-bottom="0in" loext:contextual-spacing="false"/>
      <style:text-properties officeooo:paragraph-rsid="0011a459"/>
    </style:style>
    <style:style style:name="T1" style:family="text">
      <style:text-properties officeooo:rsid="0015093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8795795" text:style-name="L1">
        <text:list-item>
          <text:p text:style-name="P4">What does the keyword <text:span text:style-name="Source_20_Text">defer</text:span> do? </text:p>
          <text:p text:style-name="P6">Delays the execution of the line and waits for the surrounding line to be executed to start.</text:p>
          <text:p text:style-name="P6"/>
        </text:list-item>
        <text:list-item>
          <text:p text:style-name="P4">Does Go support pointers? How do arguments get passed around(by value or by reference)? </text:p>
          <text:p text:style-name="P6">Yes. You can pass arguments both by reference and value</text:p>
          <text:p text:style-name="P6"/>
        </text:list-item>
        <text:list-item>
          <text:p text:style-name="P4">Are arrays in Go fixed length? How about slices? </text:p>
          <text:p text:style-name="P7">Yes arrays do have a fixed length, however, slices can change their length dinamically.</text:p>
        </text:list-item>
      </text:list>
      <text:p text:style-name="P1"/>
      <text:list xml:id="list155515849433094" text:continue-numbering="true" text:style-name="L1">
        <text:list-item>
          <text:p text:style-name="P4">How does Go structure programs? What is the difference between a library and a program that executes? </text:p>
          <text:p text:style-name="P4"/>
        </text:list-item>
        <text:list-item>
          <text:p text:style-name="P4">How do make a function or a type public? And how do you make it private? </text:p>
          <text:p text:style-name="P8">To make them public, your function should start with an uppercase letter. If they don’t start with an uppercase, then they are private.</text:p>
          <text:p text:style-name="P5"/>
        </text:list-item>
        <text:list-item>
          <text:p text:style-name="P4">Suppose you are building a web server that needs a DB that can do a set of simple operations. You know that the requirements of what DB to use will change. You also now that it will be easier for testing purposes to not have to setup something like MySQL. How would you solve this problem using the feature that Go provide? </text:p>
          <text:p text:style-name="P4"/>
        </text:list-item>
        <text:list-item>
          <text:p text:style-name="P4">How are errors defined in Go? </text:p>
          <text:p text:style-name="P9">Errors are defined as an interface with a single method</text:p>
        </text:list-item>
      </text:list>
      <text:p text:style-name="P10"/>
      <text:list xml:id="list155517325015133" text:continue-numbering="true" text:style-name="L1">
        <text:list-item>
          <text:p text:style-name="P4">What do you use to make two functions concurrent? </text:p>
        </text:list-item>
      </text:list>
      <text:p text:style-name="P1"><text:tab/><text:span text:style-name="T1">Channels</text:span></text:p>
      <text:p text:style-name="P1"/>
      <text:list xml:id="list155517832165346" text:continue-numbering="true" text:style-name="L1">
        <text:list-item>
          <text:p text:style-name="P4">How would you synchronize two concurrent functions? </text:p>
        </text:list-item>
      </text:list>
      <text:p text:style-name="P1"><text:tab/><text:span text:style-name="T1">With the sync library </text:span></text:p>
      <text:list xml:id="list155516489875223" text:continue-numbering="true" text:style-name="L1">
        <text:list-item>
          <text:p text:style-name="P2"><tex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10:25:57.173965162</meta:creation-date>
    <meta:editing-duration>PT4H18M51S</meta:editing-duration>
    <meta:editing-cycles>2</meta:editing-cycles>
    <meta:generator>LibreOffice/6.0.3.2$Linux_X86_64 LibreOffice_project/00m0$Build-2</meta:generator>
    <dc:date>2018-09-21T15:55:15.741009399</dc:date>
    <meta:document-statistic meta:table-count="0" meta:image-count="0" meta:object-count="0" meta:page-count="1" meta:paragraph-count="22" meta:word-count="245" meta:character-count="1277" meta:non-whitespace-character-count="1055"/>
  </office:meta>
</office:document-meta>
</file>